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9ce" officeooo:paragraph-rsid="001959ce"/>
    </style:style>
    <style:style style:name="P2" style:family="paragraph" style:parent-style-name="Standard">
      <style:text-properties fo:font-size="16pt" fo:font-weight="bold" officeooo:rsid="001959ce" officeooo:paragraph-rsid="001959ce" style:font-weight-asian="bold" style:font-weight-complex="bold"/>
    </style:style>
    <style:style style:name="P3" style:family="paragraph" style:parent-style-name="Standard">
      <style:text-properties officeooo:rsid="001b421f" officeooo:paragraph-rsid="001b421f"/>
    </style:style>
    <style:style style:name="P4" style:family="paragraph" style:parent-style-name="Standard">
      <style:text-properties officeooo:rsid="001c0dfc" officeooo:paragraph-rsid="001c0dfc"/>
    </style:style>
    <style:style style:name="P5" style:family="paragraph" style:parent-style-name="Standard">
      <style:text-properties officeooo:rsid="001e3a5f" officeooo:paragraph-rsid="001e3a5f"/>
    </style:style>
    <style:style style:name="P6" style:family="paragraph" style:parent-style-name="Standard">
      <style:text-properties officeooo:rsid="0021161b" officeooo:paragraph-rsid="0021161b"/>
    </style:style>
    <style:style style:name="T1" style:family="text">
      <style:text-properties officeooo:rsid="001b421f"/>
    </style:style>
    <style:style style:name="T2" style:family="text">
      <style:text-properties officeooo:rsid="001c0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tional Requirements:</text:p>
      <text:p text:style-name="P1">1- The system gives the user precise acknowledgment of courses they <text:span text:style-name="T1">can</text:span> take <text:span text:style-name="T1">bearing in mind that there is no prerequisite requirement for any of the courses</text:span>.</text:p>
      <text:p text:style-name="P3">2- the student must be aware of the courses that they would want to enrol in; thus, all courses is displayed on application.</text:p>
      <text:p text:style-name="P3">3- the number of students applying for any course should be displayed.</text:p>
      <text:p text:style-name="P3">4- students are able to create an account on the application.</text:p>
      <text:p text:style-name="P3">5- students are able to register in any of the courses on the platform.</text:p>
      <text:p text:style-name="P3">6- students can access completed courses and can rewatch these courses.</text:p>
      <text:p text:style-name="P3">7- students can see the course schedule.</text:p>
      <text:p text:style-name="P3">8- students can see the course tutor.</text:p>
      <text:p text:style-name="P3">9- <text:span text:style-name="T2">admin or tutor can monitor the students progress in each course so, a dashboard must be initialized for each students upon registration.</text:span></text:p>
      <text:p text:style-name="P4">10- a student can register to only one course at a time.</text:p>
      <text:p text:style-name="P4">11- a course would be taught by only one tutor without any assistants.</text:p>
      <text:p text:style-name="P4">12- courses seats has no limit.</text:p>
      <text:p text:style-name="P4">13- students must be notified of any changes in the courses whether it is the tutor, schedule, or the content</text:p>
      <text:p text:style-name="P4">14- Email the confirmation of enrolment in a course.</text:p>
      <text:p text:style-name="P4">15- search for courses and tutors is allowed while applying filters by date, reviews, and course popularity.</text:p>
      <text:p text:style-name="P4">16- a student can add his/her review on a course if the student passed a proportion of the addressed course.</text:p>
      <text:p text:style-name="P4">17- students and tutor can contact admins whenever there is a problem found in the application.</text:p>
      <text:p text:style-name="P4">18- the system allows suggestions to the students based on their search history.</text:p>
      <text:p text:style-name="P5">19- tutors can upload or stream their courses.</text:p>
      <text:p text:style-name="P6">20- students can view their accomplished courses.</text:p>
      <text:p text:style-name="P6">21- tutors can view their courses and reviews on their cour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3:04:55.630551375</meta:creation-date>
    <dc:date>2023-01-17T15:11:54.687852512</dc:date>
    <meta:editing-duration>PT1H16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89" meta:character-count="1662" meta:non-whitespace-character-count="1395"/>
  </office:meta>
</office:document-meta>
</file>